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18dd" officeooo:paragraph-rsid="000918dd"/>
    </style:style>
    <style:style style:name="P2" style:family="paragraph" style:parent-style-name="Standard">
      <style:text-properties officeooo:rsid="000918dd" officeooo:paragraph-rsid="000c6d0f"/>
    </style:style>
    <style:style style:name="P3" style:family="paragraph" style:parent-style-name="Standard">
      <style:text-properties fo:font-weight="bold" officeooo:rsid="000918dd" officeooo:paragraph-rsid="000a2355" style:font-weight-asian="bold" style:font-weight-complex="bold"/>
    </style:style>
    <style:style style:name="P4" style:family="paragraph" style:parent-style-name="Standard">
      <style:text-properties fo:font-weight="bold" officeooo:rsid="000a2355" officeooo:paragraph-rsid="000a2355" style:font-weight-asian="bold" style:font-weight-complex="bold"/>
    </style:style>
    <style:style style:name="P5" style:family="paragraph" style:parent-style-name="Standard">
      <style:text-properties fo:font-weight="normal" officeooo:rsid="000918dd" officeooo:paragraph-rsid="000918dd" style:font-weight-asian="normal" style:font-weight-complex="normal"/>
    </style:style>
    <style:style style:name="P6" style:family="paragraph" style:parent-style-name="Standard">
      <style:text-properties officeooo:rsid="000a2355" officeooo:paragraph-rsid="000a2355"/>
    </style:style>
    <style:style style:name="P7" style:family="paragraph" style:parent-style-name="Standard">
      <style:text-properties officeooo:rsid="000b999b" officeooo:paragraph-rsid="000b99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6d0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2355" style:font-weight-asian="normal" style:font-weight-complex="normal"/>
    </style:style>
    <style:style style:name="T5" style:family="text">
      <style:text-properties fo:font-weight="normal" officeooo:rsid="000c6d0f" style:font-weight-asian="normal" style:font-weight-complex="normal"/>
    </style:style>
    <style:style style:name="T6" style:family="text">
      <style:text-properties fo:font-weight="normal" officeooo:rsid="000d0c5a" style:font-weight-asian="normal" style:font-weight-complex="normal"/>
    </style:style>
    <style:style style:name="T7" style:family="text">
      <style:text-properties fo:font-weight="normal" officeooo:rsid="000dfe55" style:font-weight-asian="normal" style:font-weight-complex="normal"/>
    </style:style>
    <style:style style:name="T8" style:family="text">
      <style:text-properties officeooo:rsid="000c6d0f"/>
    </style:style>
    <style:style style:name="T9" style:family="text">
      <style:text-properties officeooo:rsid="000d0c5a"/>
    </style:style>
    <style:style style:name="T10" style:family="text">
      <style:text-properties officeooo:rsid="000dfe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ELI (ErLab LabAs Integration) </text:span></text:p>
      <text:p text:style-name="P2"/>
      <text:p text:style-name="P2"><text:span text:style-name="T8">1. Stos technologiczny</text:span>:</text:p>
      <text:p text:style-name="P1"><text:span text:style-name="T1"/></text:p>
      <text:p text:style-name="P1"><text:span text:style-name="T1">GitHub</text:span><text:span text:style-name="T3"> </text:span><text:span text:style-name="T5">(repozytorium kodu, kontrola wersji, backup)</text:span></text:p>
      <text:p text:style-name="P5">https://github.com/</text:p>
      <text:p text:style-name="P1"/>
      <text:p text:style-name="P3">SourceTree<text:span text:style-name="T3"> </text:span><text:span text:style-name="T6">(zarządzanie repozytorium kodu)</text:span></text:p>
      <text:p text:style-name="P1"><text:a xlink:type="simple" xlink:href="https://www.sourcetreeapp.com/" text:style-name="Internet_20_link" text:visited-style-name="Visited_20_Internet_20_Link">https://www.sourcetreeapp.com/</text:a></text:p>
      <text:p text:style-name="P1"/>
      <text:p text:style-name="P4">Visual Studio Community 2015<text:span text:style-name="T3"> </text:span><text:span text:style-name="T7">(run as administrator)</text:span></text:p>
      <text:p text:style-name="P6"><text:a xlink:type="simple" xlink:href="https://www.visualstudio.com/pl-pl/downloads/download-visual-studio-vs.aspx" text:style-name="Internet_20_link" text:visited-style-name="Visited_20_Internet_20_Link">https://www.visualstudio.com/pl-pl/downloads/download-visual-studio-vs.aspx</text:a></text:p>
      <text:p text:style-name="P6"/>
      <text:p text:style-name="P7"><text:span text:style-name="T1">konto na Trello</text:span><text:span text:style-name="T3"> </text:span><text:span text:style-name="T6">(tablica do zarzadzania procesem)</text:span></text:p>
      <text:p text:style-name="P7">https://trello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7:36:38.973000000</meta:creation-date>
    <dc:date>2015-11-23T17:59:00</dc:date>
    <meta:editing-duration>PT22M20S</meta:editing-duration>
    <meta:editing-cycles>6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10" meta:word-count="35" meta:character-count="388" meta:non-whitespace-character-count="362"/>
  </office:meta>
</office:document-meta>
</file>